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E0000001E0B4A1358C.png"/>
  <manifest:file-entry manifest:media-type="image/png" manifest:full-path="Pictures/10000201000001E0000001E0A565E049.png"/>
  <manifest:file-entry manifest:media-type="image/png" manifest:full-path="Pictures/10000201000001E0000001E042C6BDFC.png"/>
  <manifest:file-entry manifest:media-type="image/png" manifest:full-path="Pictures/10000201000001E0000001E04CBC2BAB.png"/>
  <manifest:file-entry manifest:media-type="image/png" manifest:full-path="Pictures/10000201000001E0000001E09785FEAE.png"/>
  <manifest:file-entry manifest:media-type="image/png" manifest:full-path="Pictures/10000201000001E0000001E07B77C059.png"/>
  <manifest:file-entry manifest:media-type="image/png" manifest:full-path="Pictures/10000201000001E0000001E03993BE22.png"/>
  <manifest:file-entry manifest:media-type="image/png" manifest:full-path="Pictures/10000201000001E0000001E096E8831F.png"/>
  <manifest:file-entry manifest:media-type="image/png" manifest:full-path="Pictures/10000201000001E0000001E079A4B4B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149cm" svg:height="6.149cm" svg:x="16.108cm" svg:y="1.016cm">
            <draw:image xlink:href="Pictures/10000201000001E0000001E079A4B4B6.png" xlink:type="simple" xlink:show="embed" xlink:actuate="onLoad">
              <text:p/>
            </draw:image>
          </draw:frame>
          <draw:frame draw:style-name="gr1" draw:text-style-name="P1" draw:layer="layout" svg:width="6.149cm" svg:height="6.149cm" svg:x="9.959cm" svg:y="1.016cm">
            <draw:image xlink:href="Pictures/10000201000001E0000001E096E8831F.png" xlink:type="simple" xlink:show="embed" xlink:actuate="onLoad">
              <text:p/>
            </draw:image>
          </draw:frame>
          <draw:frame draw:style-name="gr1" draw:text-style-name="P1" draw:layer="layout" svg:width="6.149cm" svg:height="6.149cm" svg:x="3.81cm" svg:y="1.016cm">
            <draw:image xlink:href="Pictures/10000201000001E0000001E09785FEAE.png" xlink:type="simple" xlink:show="embed" xlink:actuate="onLoad">
              <text:p/>
            </draw:image>
          </draw:frame>
          <draw:frame draw:style-name="gr1" draw:text-style-name="P1" draw:layer="layout" svg:width="6.143cm" svg:height="6.198cm" svg:x="16.114cm" svg:y="7.165cm">
            <draw:image xlink:href="Pictures/10000201000001E0000001E03993BE22.png" xlink:type="simple" xlink:show="embed" xlink:actuate="onLoad">
              <text:p/>
            </draw:image>
          </draw:frame>
          <draw:frame draw:style-name="gr1" draw:text-style-name="P1" draw:layer="layout" svg:width="6.144cm" svg:height="6.198cm" svg:x="9.953cm" svg:y="7.165cm">
            <draw:image xlink:href="Pictures/10000201000001E0000001E07B77C059.png" xlink:type="simple" xlink:show="embed" xlink:actuate="onLoad">
              <text:p/>
            </draw:image>
          </draw:frame>
          <draw:frame draw:style-name="gr1" draw:text-style-name="P1" draw:layer="layout" svg:width="6.143cm" svg:height="6.198cm" svg:x="3.81cm" svg:y="7.165cm">
            <draw:image xlink:href="Pictures/10000201000001E0000001E04CBC2BAB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16.114cm" svg:y="13.363cm">
            <draw:image xlink:href="Pictures/10000201000001E0000001E042C6BDFC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9.953cm" svg:y="13.363cm">
            <draw:image xlink:href="Pictures/10000201000001E0000001E0B4A1358C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3.81cm" svg:y="13.363cm">
            <draw:image xlink:href="Pictures/10000201000001E0000001E0A565E049.png" xlink:type="simple" xlink:show="embed" xlink:actuate="onLoad">
              <text:p/>
            </draw:image>
          </draw:frame>
          <draw:frame draw:style-name="gr2" draw:text-style-name="P2" draw:layer="layout" svg:width="0.762cm" svg:height="0.975cm" svg:x="6.35cm" svg:y="3.089cm">
            <draw:text-box draw:corner-radius="5.588cm">
              <text:p text:style-name="P2"><text:span text:style-name="T1">A</text:span></text:p>
            </draw:text-box>
          </draw:frame>
          <draw:frame draw:style-name="gr2" draw:text-style-name="P2" draw:layer="layout" svg:width="0.762cm" svg:height="0.975cm" svg:x="12.7cm" svg:y="3.089cm">
            <draw:text-box draw:corner-radius="7.366cm">
              <text:p text:style-name="P2"><text:span text:style-name="T1">B</text:span></text:p>
            </draw:text-box>
          </draw:frame>
          <draw:frame draw:style-name="gr2" draw:text-style-name="P2" draw:layer="layout" svg:width="0.762cm" svg:height="0.975cm" svg:x="18.796cm" svg:y="2.927cm">
            <draw:text-box draw:corner-radius="7.366cm">
              <text:p text:style-name="P2"><text:span text:style-name="T1">C</text:span></text:p>
            </draw:text-box>
          </draw:frame>
          <draw:frame draw:style-name="gr3" draw:text-style-name="P2" draw:layer="layout" svg:width="0.766cm" svg:height="0.98cm" svg:x="6.35cm" svg:y="9.399cm">
            <draw:text-box draw:corner-radius="5.588cm">
              <text:p text:style-name="P2"><text:span text:style-name="T1">D</text:span></text:p>
            </draw:text-box>
          </draw:frame>
          <draw:frame draw:style-name="gr4" draw:text-style-name="P2" draw:layer="layout" svg:width="0.766cm" svg:height="0.766cm" svg:x="12.737cm" svg:y="9.399cm">
            <draw:text-box draw:corner-radius="5.588cm">
              <text:p text:style-name="P2"><text:span text:style-name="T1">E</text:span></text:p>
            </draw:text-box>
          </draw:frame>
          <draw:frame draw:style-name="gr5" draw:text-style-name="P2" draw:layer="layout" svg:width="0.766cm" svg:height="0.725cm" svg:x="18.868cm" svg:y="9.185cm">
            <draw:text-box draw:corner-radius="6.35cm">
              <text:p text:style-name="P2"><text:span text:style-name="T1">F</text:span></text:p>
            </draw:text-box>
          </draw:frame>
          <draw:frame draw:style-name="gr3" draw:text-style-name="P2" draw:layer="layout" svg:width="0.766cm" svg:height="0.98cm" svg:x="6.6cm" svg:y="15.494cm">
            <draw:text-box draw:corner-radius="5.588cm">
              <text:p text:style-name="P2"><text:span text:style-name="T1">G</text:span></text:p>
            </draw:text-box>
          </draw:frame>
          <draw:frame draw:style-name="gr3" draw:text-style-name="P2" draw:layer="layout" svg:width="0.766cm" svg:height="0.98cm" svg:x="6.6cm" svg:y="15.494cm">
            <draw:text-box draw:corner-radius="5.588cm">
              <text:p text:style-name="P2"><text:span text:style-name="T1">G</text:span></text:p>
            </draw:text-box>
          </draw:frame>
          <draw:frame draw:style-name="gr3" draw:text-style-name="P2" draw:layer="layout" svg:width="0.766cm" svg:height="0.98cm" svg:x="12.7cm" svg:y="15.494cm">
            <draw:text-box draw:corner-radius="5.588cm">
              <text:p text:style-name="P2"><text:span text:style-name="T1">H</text:span></text:p>
            </draw:text-box>
          </draw:frame>
          <draw:frame draw:style-name="gr3" draw:text-style-name="P2" draw:layer="layout" svg:width="0.766cm" svg:height="0.98cm" svg:x="18.792cm" svg:y="15.494cm">
            <draw:text-box draw:corner-radius="5.588cm">
              <text:p text:style-name="P2"><text:span text:style-name="T1">I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01T14:46:09</meta:creation-date>
    <meta:editing-duration>PT16M47S</meta:editing-duration>
    <meta:editing-cycles>5</meta:editing-cycles>
    <dc:date>2018-09-02T01:42:22</dc:date>
    <meta:generator>OpenOffice/4.1.5$Unix OpenOffice.org_project/415m1$Build-9789</meta:generator>
    <meta:document-statistic meta:object-count="43"/>
  </office:meta>
</office:document-meta>
</file>